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oroughly map this to QA:</text:p>
      <text:p text:style-name="Standard"/>
      <text:p text:style-name="Standard">We are just scratching the surface of agentic RAG systems.</text:p>
      <text:p text:style-name="Standard"/>
      <text:p text:style-name="Standard">Current RAG systems don't let the model think about retrieval.</text:p>
      <text:p text:style-name="Standard"/>
      <text:p text:style-name="Standard">Retrieval is still mostly treated as a static step.</text:p>
      <text:p text:style-name="Standard"/>
      <text:p text:style-name="Standard">So the way it currently works is that RAG retrieves passages in one shot, concatenates them into context, and hopes the model figures it out.</text:p>
      <text:p text:style-name="Standard"/>
      <text:p text:style-name="Standard">More sophisticated methods predefine workflows that the model must follow step-by-step.</text:p>
      <text:p text:style-name="Standard"/>
      <text:p text:style-name="Standard">But neither approach lets the model decide how to search.</text:p>
      <text:p text:style-name="Standard"/>
      <text:p text:style-name="Standard">This new research introduces A-RAG, an agentic RAG framework that exposes hierarchical retrieval interfaces directly to the model, turning it into an active participant in the retrieval process.</text:p>
      <text:p text:style-name="Standard"/>
      <text:p text:style-name="Standard">Instead of one-shot retrieval, A-RAG gives the agent three tools at different granularities: keyword_search for exact lexical matching, semantic_search for dense passage retrieval, and chunk_read for accessing full document content.</text:p>
      <text:p text:style-name="Standard"/>
      <text:p text:style-name="Standard">The agent decides autonomously which tool to use, when to drill deeper, and when it has gathered enough evidence to answer.</text:p>
      <text:p text:style-name="Standard"/>
      <text:p text:style-name="Standard">Information in a corpus is naturally organized at multiple granularities, from fine-grained keywords to sentence-level semantics to full chunks.</text:p>
      <text:p text:style-name="Standard"/>
      <text:p text:style-name="Standard">Giving the model access to all these levels lets it spontaneously develop diverse retrieval strategies tailored to each task.</text:p>
      <text:p text:style-name="Standard"/>
      <text:p text:style-name="Standard">Results with GPT-5-mini are impressive. A-RAG achieves 94.5% on HotpotQA, 89.7% on 2Wiki, and 74.1% on MuSiQue, outperforming GraphRAG, HippoRAG2, LinearRAG, and every other baseline across all benchmarks.</text:p>
      <text:p text:style-name="Standard"/>
      <text:p text:style-name="Standard">Even A-RAG Naive, equipped with only a single embedding tool, beats most existing methods, demonstrating the raw power of the agentic paradigm itself.</text:p>
      <text:p text:style-name="Standard"/>
      <text:p text:style-name="Standard">Context efficiency is where it gets interesting. A-RAG Full retrieves only 2,737 tokens on HotpotQA compared to Naive RAG's 5,358 tokens, while achieving 13 points higher accuracy. The hierarchical design lets the model avoid loading irrelevant content, reading only what matters.</text:p>
      <text:p text:style-name="Standard"/>
      <text:p text:style-name="Standard">The framework also scales with test-time compute. Increasing max steps from 5 to 20 improves GPT-5-mini by ~8%. Scaling reasoning effort from minimal to high yields ~25% gains for both GPT-5-mini and GPT-5.</text:p>
      <text:p text:style-name="Standard"/>
      <text:p text:style-name="Standard">The future of RAG isn't better retrieval algorithms. It's better retrieval interfaces that let models use their reasoning capabilities to decide what to search, how to search, and when to stop.</text:p>
      <text:p text:style-name="Standard"/>
      <text:p text:style-name="Standard">Paper: arxiv.org/abs/2602.03442</text:p>
      <text:p text:style-name="Standard"/>
      <text:p text:style-name="Standard"/>
      <text:p text:style-name="Text_20_body"><text:soft-page-break/>Below is a <text:span text:style-name="Strong_20_Emphasis">QA-native translation</text:span> of A-RAG’s core claim:</text:p>
      <text:p text:style-name="Quotations"><text:span text:style-name="Strong_20_Emphasis">RAG is not a retrieval algorithm problem; it’s an interface + control/reachability problem.</text:span><text:line-break/>Give the model <text:span text:style-name="Emphasis">generator moves</text:span> over a hierarchical knowledge manifold, and measure performance as <text:span text:style-name="Strong_20_Emphasis">reachable correctness under a token/step budget</text:span>.</text:p>
      <text:p text:style-name="Text_20_body">Everything that follows is phrased in your <text:span text:style-name="Strong_20_Emphasis">QA-as-control-OS</text:span> language (state spaces, generators, invariants, failure algebra, test-time scaling).</text:p>
      <text:p text:style-name="Horizontal_20_Line"/>
      <text:h text:style-name="Heading_20_2" text:outline-level="2">1) What A-RAG is in QA terms</text:h>
      <text:h text:style-name="Heading_20_3" text:outline-level="3">A-RAG = a QA reachability system over an external knowledge manifold</text:h>
      <text:p text:style-name="Text_20_body">A-RAG exposes <text:span text:style-name="Strong_20_Emphasis">three retrieval “moves”</text:span> to the model—<text:span text:style-name="Source_20_Text">keyword_search</text:span>, <text:span text:style-name="Source_20_Text">semantic_search</text:span>, <text:span text:style-name="Source_20_Text">chunk_read</text:span>—and lets the model decide <text:span text:style-name="Strong_20_Emphasis">which move</text:span>, <text:span text:style-name="Strong_20_Emphasis">when</text:span>, <text:span text:style-name="Strong_20_Emphasis">how deep</text:span>, and <text:span text:style-name="Strong_20_Emphasis">when to stop</text:span>. (<text:a xlink:type="simple" xlink:href="https://arxiv.org/html/2602.03442v1" text:style-name="Internet_20_link" text:visited-style-name="Visited_20_Internet_20_Link">arXiv</text:a>)</text:p>
      <text:p text:style-name="Text_20_body">In QA language:</text:p>
      <text:list text:style-name="L1">
        <text:list-item>
          <text:p text:style-name="P1"><text:span text:style-name="Strong_20_Emphasis">Environment / manifold</text:span>: the corpus, stratified into <text:span text:style-name="Emphasis">granularity layers</text:span></text:p>
          <text:list>
            <text:list-item>
              <text:p text:style-name="P1">keyword layer (lexical signals at query time) (<text:a xlink:type="simple" xlink:href="https://arxiv.org/html/2602.03442v1" text:style-name="Internet_20_link" text:visited-style-name="Visited_20_Internet_20_Link">arXiv</text:a>)</text:p>
            </text:list-item>
            <text:list-item>
              <text:p text:style-name="P1">sentence embedding layer (dense semantic retrieval) (<text:a xlink:type="simple" xlink:href="https://arxiv.org/html/2602.03442v1" text:style-name="Internet_20_link" text:visited-style-name="Visited_20_Internet_20_Link">arXiv</text:a>)</text:p>
            </text:list-item>
            <text:list-item>
              <text:p text:style-name="P1">chunk layer (~1000-token coherent units) (<text:a xlink:type="simple" xlink:href="https://arxiv.org/html/2602.03442v1" text:style-name="Internet_20_link" text:visited-style-name="Visited_20_Internet_20_Link">arXiv</text:a>)</text:p>
            </text:list-item>
          </text:list>
        </text:list-item>
        <text:list-item>
          <text:p text:style-name="P1"><text:span text:style-name="Strong_20_Emphasis">Agent state</text:span> (epistemic QA state):<text:line-break/>[<text:line-break/>s_t ;=; (q,; M_t,; R_t,; C_t,; b_t)<text:line-break/>]<text:line-break/>where:</text:p>
          <text:list>
            <text:list-item>
              <text:p text:style-name="P1">(q) = question/task</text:p>
            </text:list-item>
            <text:list-item>
              <text:p text:style-name="P1">(M_t) = internal belief/plan trace (the “reasoning chain”)</text:p>
            </text:list-item>
            <text:list-item>
              <text:p text:style-name="P1">(R_t) = retrieved evidence objects (snippets + chunk ids + reads)</text:p>
            </text:list-item>
            <text:list-item>
              <text:p text:style-name="P1">(C_t) = “context tracker” set of already-read chunks (prevents re-reading cost) (<text:a xlink:type="simple" xlink:href="https://arxiv.org/html/2602.03442v1" text:style-name="Internet_20_link" text:visited-style-name="Visited_20_Internet_20_Link">arXiv</text:a>)</text:p>
            </text:list-item>
            <text:list-item>
              <text:p text:style-name="P1">(b_t) = remaining budgets (step budget + token budget)</text:p>
            </text:list-item>
          </text:list>
        </text:list-item>
        <text:list-item>
          <text:p text:style-name="P1"><text:span text:style-name="Strong_20_Emphasis">Goal</text:span>: reach an <text:span text:style-name="Strong_20_Emphasis">answering terminal</text:span> state (s_T \in \mathcal{G}) that satisfies correctness constraints, under budgets.</text:p>
        </text:list-item>
      </text:list>
      <text:p text:style-name="Text_20_body">So A-RAG is literally: <text:span text:style-name="Strong_20_Emphasis">bounded reachability to correctness</text:span> under a generator set.</text:p>
      <text:p text:style-name="Horizontal_20_Line"/>
      <text:h text:style-name="Heading_20_2" text:outline-level="2"><text:soft-page-break/>2) Generator set: A-RAG tools as QA moves</text:h>
      <text:p text:style-name="Text_20_body">Define a generator family (\Sigma_{\text{A-RAG}}) (a move algebra):</text:p>
      <text:h text:style-name="Heading_20_3" text:outline-level="3">(A) ( \sigma_{kw} ) — lexical pinpointing move</text:h>
      <text:list text:style-name="L2">
        <text:list-item>
          <text:p text:style-name="P2">Input: keyword list, top-k</text:p>
        </text:list-item>
        <text:list-item>
          <text:p text:style-name="P2">Output: chunk IDs + keyword-containing sentence snippets, scored by a tf-like rule that weights longer keywords (<text:a xlink:type="simple" xlink:href="https://arxiv.org/html/2602.03442v1" text:style-name="Internet_20_link" text:visited-style-name="Visited_20_Internet_20_Link">arXiv</text:a>)</text:p>
        </text:list-item>
        <text:list-item>
          <text:p text:style-name="P2">QA meaning: <text:span text:style-name="Strong_20_Emphasis">high-precision “anchor” move</text:span> (entity locking / naming invariants)</text:p>
        </text:list-item>
      </text:list>
      <text:h text:style-name="Heading_20_3" text:outline-level="3">(B) ( \sigma_{sem} ) — semantic drift move</text:h>
      <text:list text:style-name="L3">
        <text:list-item>
          <text:p text:style-name="P3">Input: natural-language query, top-k</text:p>
        </text:list-item>
        <text:list-item>
          <text:p text:style-name="P3">Output: chunk IDs + matched sentences (sentence-level dense retrieval aggregated to chunk) (<text:a xlink:type="simple" xlink:href="https://arxiv.org/html/2602.03442v1" text:style-name="Internet_20_link" text:visited-style-name="Visited_20_Internet_20_Link">arXiv</text:a>)</text:p>
        </text:list-item>
        <text:list-item>
          <text:p text:style-name="P3">QA meaning: <text:span text:style-name="Strong_20_Emphasis">coarse-to-mid resolution navigation</text:span> on the corpus manifold (conceptual neighborhood search)</text:p>
        </text:list-item>
      </text:list>
      <text:h text:style-name="Heading_20_3" text:outline-level="3">(C) ( \rho_{read} ) — commitment move (full chunk materialization)</text:h>
      <text:list text:style-name="L4">
        <text:list-item>
          <text:p text:style-name="P4">Input: chunk ID (optionally adjacent chunks)</text:p>
        </text:list-item>
        <text:list-item>
          <text:p text:style-name="P4">Output: full chunk text; if already in tracker, returns “already read” at ~zero extra token cost (<text:a xlink:type="simple" xlink:href="https://arxiv.org/html/2602.03442v1" text:style-name="Internet_20_link" text:visited-style-name="Visited_20_Internet_20_Link">arXiv</text:a>)</text:p>
        </text:list-item>
        <text:list-item>
          <text:p text:style-name="P4">QA meaning: <text:span text:style-name="Strong_20_Emphasis">state materialization / evidence crystallization</text:span> (you pay tokens to collapse uncertainty)</text:p>
        </text:list-item>
      </text:list>
      <text:p text:style-name="Text_20_body">This matches your “<text:span text:style-name="Strong_20_Emphasis">arithmetic move is a geometric move</text:span>” axiom, except here:</text:p>
      <text:p text:style-name="Quotations"><text:span text:style-name="Strong_20_Emphasis">retrieval move is a geometric move</text:span> on a stratified knowledge space.</text:p>
      <text:p text:style-name="Horizontal_20_Line"/>
      <text:h text:style-name="Heading_20_2" text:outline-level="2">3) The key QA insight: hierarchical interfaces create a multiscale control system</text:h>
      <text:p text:style-name="Text_20_body">A-RAG’s “hierarchical retrieval interface” is exactly a <text:span text:style-name="Strong_20_Emphasis">multiscale control surface</text:span>:</text:p>
      <text:list text:style-name="L5">
        <text:list-item>
          <text:p text:style-name="P5">keyword layer = <text:span text:style-name="Strong_20_Emphasis">discrete spikes</text:span> (anchors / exact constraints)</text:p>
        </text:list-item>
        <text:list-item>
          <text:p text:style-name="P5">sentence embedding layer = <text:span text:style-name="Strong_20_Emphasis">smooth field</text:span> (gradient-like semantic navigation)</text:p>
        </text:list-item>
        <text:list-item>
          <text:p text:style-name="P5">chunk layer = <text:span text:style-name="Strong_20_Emphasis">macrocell</text:span> (full local chart)</text:p>
        </text:list-item>
      </text:list>
      <text:p text:style-name="Text_20_body">A-RAG’s claim is that <text:span text:style-name="Emphasis">agent autonomy emerges</text:span> when the model can choose which scale to operate on, step-by-step, instead of being forced into a single-shot “load everything and pray” pipeline. (<text:a xlink:type="simple" xlink:href="https://arxiv.org/html/2602.03442v1" text:style-name="Internet_20_link" text:visited-style-name="Visited_20_Internet_20_Link">arXiv</text:a>)</text:p>
      <text:p text:style-name="Text_20_body">In QA control language:</text:p>
      <text:list text:style-name="L6">
        <text:list-item>
          <text:p text:style-name="P6"><text:soft-page-break/>Naive RAG is a <text:span text:style-name="Strong_20_Emphasis">single forced projection</text:span>: ( s_{t+1} = \Pi(\text{topk passages}) )</text:p>
        </text:list-item>
        <text:list-item>
          <text:p text:style-name="P6">Workflow RAG is a <text:span text:style-name="Strong_20_Emphasis">fixed word program</text:span> (predefined control policy)</text:p>
        </text:list-item>
        <text:list-item>
          <text:p text:style-name="P6">A-RAG is <text:span text:style-name="Strong_20_Emphasis">policy synthesis inside the agent</text:span>, operating over (\Sigma_{\text{A-RAG}})</text:p>
        </text:list-item>
      </text:list>
      <text:p text:style-name="Text_20_body">So A-RAG is not “better retrieval”; it’s <text:span text:style-name="Strong_20_Emphasis">better controllability</text:span>.</text:p>
      <text:p text:style-name="Horizontal_20_Line"/>
      <text:h text:style-name="Heading_20_2" text:outline-level="2">4) QA metrics translation: “accuracy” becomes “reachable correctness”</text:h>
      <text:p text:style-name="Text_20_body">A-RAG reports strong benchmark gains with GPT-5-mini, e.g.:</text:p>
      <text:list text:style-name="L7">
        <text:list-item>
          <text:p text:style-name="P7">HotpotQA <text:span text:style-name="Strong_20_Emphasis">94.5%</text:span></text:p>
        </text:list-item>
        <text:list-item>
          <text:p text:style-name="P7">2Wiki <text:span text:style-name="Strong_20_Emphasis">89.7%</text:span></text:p>
        </text:list-item>
        <text:list-item>
          <text:p text:style-name="P7">MuSiQue <text:span text:style-name="Strong_20_Emphasis">74.1%</text:span> (<text:a xlink:type="simple" xlink:href="https://arxiv.org/html/2602.03442v1" text:style-name="Internet_20_link" text:visited-style-name="Visited_20_Internet_20_Link">arXiv</text:a>)</text:p>
        </text:list-item>
      </text:list>
      <text:p text:style-name="Text_20_body">QA translation:</text:p>
      <text:h text:style-name="Heading_20_3" text:outline-level="3">(A) Reachability-to-correctness under budgets</text:h>
      <text:p text:style-name="Text_20_body">[<text:line-break/>\text{ReachAcc}(B) ;=; \Pr\big(\exists \text{ policy } \pi: s_0 \xrightarrow[\pi,;b\le B]{} s_T \in \mathcal{G}\big)<text:line-break/>]</text:p>
      <text:h text:style-name="Heading_20_3" text:outline-level="3">(B) Context-efficiency as “energy” (token) cost</text:h>
      <text:p text:style-name="Text_20_body">A-RAG (Full) achieves <text:span text:style-name="Emphasis">higher accuracy with fewer retrieved tokens</text:span>, e.g. on HotpotQA: <text:span text:style-name="Strong_20_Emphasis">2,737 tokens</text:span> vs Naive RAG’s <text:span text:style-name="Strong_20_Emphasis">5,358 tokens</text:span>. (<text:a xlink:type="simple" xlink:href="https://arxiv.org/html/2602.03442v1" text:style-name="Internet_20_link" text:visited-style-name="Visited_20_Internet_20_Link">arXiv</text:a>)</text:p>
      <text:p text:style-name="Text_20_body">QA translation:</text:p>
      <text:list text:style-name="L8">
        <text:list-item>
          <text:p text:style-name="P8">token usage = <text:span text:style-name="Strong_20_Emphasis">action cost / energy</text:span></text:p>
        </text:list-item>
        <text:list-item>
          <text:p text:style-name="P8">hierarchical interface = <text:span text:style-name="Strong_20_Emphasis">energy shaping</text:span> (read only what matters)</text:p>
        </text:list-item>
      </text:list>
      <text:p text:style-name="Text_20_body">This is exactly your OS framing: optimize <text:span text:style-name="Strong_20_Emphasis">success under constrained resource budgets</text:span>.</text:p>
      <text:p text:style-name="Horizontal_20_Line"/>
      <text:h text:style-name="Heading_20_2" text:outline-level="2">5) Test-time scaling = QA time axiom in practice</text:h>
      <text:p text:style-name="Text_20_body">A-RAG explicitly studies test-time compute scaling:</text:p>
      <text:list text:style-name="L9">
        <text:list-item>
          <text:p text:style-name="P9">increasing max steps <text:span text:style-name="Strong_20_Emphasis">5 → 20</text:span> improves GPT-5-mini by <text:span text:style-name="Strong_20_Emphasis">~8%</text:span></text:p>
        </text:list-item>
        <text:list-item>
          <text:p text:style-name="P9">increasing “reasoning effort” minimal → high yields <text:span text:style-name="Strong_20_Emphasis">~25%</text:span> gains (GPT-5-mini and GPT-5). (<text:a xlink:type="simple" xlink:href="https://arxiv.org/html/2602.03442v1" text:style-name="Internet_20_link" text:visited-style-name="Visited_20_Internet_20_Link">arXiv</text:a>)</text:p>
        </text:list-item>
      </text:list>
      <text:p text:style-name="Text_20_body">QA translation:</text:p>
      <text:list text:style-name="L10">
        <text:list-item>
          <text:p text:style-name="P10"><text:soft-page-break/>“steps” are literally <text:span text:style-name="Strong_20_Emphasis">discrete time</text:span> in your QA Time Axiom sense: time = legal move count / reachability path length.</text:p>
        </text:list-item>
        <text:list-item>
          <text:p text:style-name="P10">compute scaling = expanding the allowed path length budget (k) and/or increasing internal deliberation per step.</text:p>
        </text:list-item>
      </text:list>
      <text:p text:style-name="Text_20_body">So A-RAG is empirical evidence that:</text:p>
      <text:p text:style-name="Quotations"><text:span text:style-name="Strong_20_Emphasis">When the agent has real generators over the knowledge manifold, added time/compute increases reachable correctness.</text:span></text:p>
      <text:p text:style-name="Text_20_body">That is <text:span text:style-name="Emphasis">exactly</text:span> what a control system should do.</text:p>
      <text:p text:style-name="Horizontal_20_Line"/>
      <text:h text:style-name="Heading_20_2" text:outline-level="2">6) Failure algebra mapping (QA-style)</text:h>
      <text:p text:style-name="Text_20_body">A-RAG reports many failures are “reasoning chain errors,” including entity confusion, wrong retrieval strategy, question misunderstanding. (<text:a xlink:type="simple" xlink:href="https://arxiv.org/html/2602.03442v1" text:style-name="Internet_20_link" text:visited-style-name="Visited_20_Internet_20_Link">arXiv</text:a>)</text:p>
      <text:p text:style-name="Text_20_body">In QA failure-taxonomy terms, these are cleanly separable “fail_types”:</text:p>
      <text:list text:style-name="L11">
        <text:list-item>
          <text:p text:style-name="P11"><text:span text:style-name="Strong_20_Emphasis">WRONG_GENERATOR_SELECTION</text:span>: chose ( \sigma_{sem} ) when ( \sigma_{kw} ) was needed (entity anchoring missing)</text:p>
        </text:list-item>
        <text:list-item>
          <text:p text:style-name="P11"><text:span text:style-name="Strong_20_Emphasis">INSUFFICIENT_DEPTH</text:span>: stopped early; reachable but not reached (budget/time misallocation)</text:p>
        </text:list-item>
        <text:list-item>
          <text:p text:style-name="P11"><text:span text:style-name="Strong_20_Emphasis">OVERREAD_NOISE</text:span>: read chunks without anchor → distractor absorption</text:p>
        </text:list-item>
        <text:list-item>
          <text:p text:style-name="P11"><text:span text:style-name="Strong_20_Emphasis">ENTITY_CONFUSION</text:span>: invariant break in entity binding across hops (multi-hop binding failure)</text:p>
        </text:list-item>
        <text:list-item>
          <text:p text:style-name="P11"><text:span text:style-name="Strong_20_Emphasis">LOOPING / REDUNDANT_READ</text:span>: mitigated by their context tracker (returns “already read”) (<text:a xlink:type="simple" xlink:href="https://arxiv.org/html/2602.03442v1" text:style-name="Internet_20_link" text:visited-style-name="Visited_20_Internet_20_Link">arXiv</text:a>)</text:p>
        </text:list-item>
      </text:list>
      <text:p text:style-name="Text_20_body">This is directly compatible with your “failure modes are first-class theoretical objects” principle.</text:p>
      <text:p text:style-name="Horizontal_20_Line"/>
      <text:h text:style-name="Heading_20_2" text:outline-level="2">7) What this suggests to build in QA (concrete “drop-in” cert family idea)</text:h>
      <text:p text:style-name="Text_20_body">If you want to “lock” A-RAG into your ecosystem, the QA-native artifacts are straightforward:</text:p>
      <text:h text:style-name="Heading_20_3" text:outline-level="3">A) QA_ARAG_INTERFACE_CERT.v1</text:h>
      <text:p text:style-name="Text_20_body">Certifies that a system exposes a <text:span text:style-name="Strong_20_Emphasis">hierarchical retrieval generator set</text:span>:</text:p>
      <text:list text:style-name="L12">
        <text:list-item>
          <text:p text:style-name="P12">declares (\Sigma = {\sigma_{kw},\sigma_{sem},\rho_{read}})</text:p>
        </text:list-item>
        <text:list-item>
          <text:p text:style-name="P12">declares granularity lattice + semantics</text:p>
        </text:list-item>
        <text:list-item>
          <text:p text:style-name="P12">logs every tool call as a move with:</text:p>
          <text:list>
            <text:list-item>
              <text:p text:style-name="P12">move_id, inputs hash, outputs hash</text:p>
            </text:list-item>
            <text:list-item>
              <text:p text:style-name="P12"><text:soft-page-break/>token_cost, step_index</text:p>
            </text:list-item>
            <text:list-item>
              <text:p text:style-name="P12">evidence pointers (chunk ids)</text:p>
            </text:list-item>
          </text:list>
        </text:list-item>
        <text:list-item>
          <text:p text:style-name="P12">includes a <text:span text:style-name="Strong_20_Emphasis">reachability transcript</text:span> (policy trace) as the witness</text:p>
        </text:list-item>
      </text:list>
      <text:h text:style-name="Heading_20_3" text:outline-level="3">B) QA_ARAG_SCALING_CERT.v1</text:h>
      <text:p text:style-name="Text_20_body">Certifies monotone/expected scaling behavior:</text:p>
      <text:list text:style-name="L13">
        <text:list-item>
          <text:p text:style-name="P13">(k)-step scaling curve (5→20) and “effort” scaling curves</text:p>
        </text:list-item>
        <text:list-item>
          <text:p text:style-name="P13">asserts deltas like the paper’s observed improvements (<text:a xlink:type="simple" xlink:href="https://arxiv.org/html/2602.03442v1" text:style-name="Internet_20_link" text:visited-style-name="Visited_20_Internet_20_Link">arXiv</text:a>)</text:p>
        </text:list-item>
        <text:list-item>
          <text:p text:style-name="P13">includes counterexample pack where extra steps fail to help (diagnostic: bad policy / bad generator set)</text:p>
        </text:list-item>
      </text:list>
      <text:h text:style-name="Heading_20_3" text:outline-level="3">C) QA_CONTEXT_EFFICIENCY_CERT.v1</text:h>
      <text:p text:style-name="Text_20_body">Certifies token-energy dominance:</text:p>
      <text:list text:style-name="L14">
        <text:list-item>
          <text:p text:style-name="P14">compares retrieved token totals and correctness</text:p>
        </text:list-item>
        <text:list-item>
          <text:p text:style-name="P14">e.g., HotpotQA 2,737 vs 5,358 retrieved tokens (A-RAG Full vs Naive RAG) (<text:a xlink:type="simple" xlink:href="https://arxiv.org/html/2602.03442v1" text:style-name="Internet_20_link" text:visited-style-name="Visited_20_Internet_20_Link">arXiv</text:a>)</text:p>
        </text:list-item>
      </text:list>
      <text:p text:style-name="Text_20_body">This plugs directly into your existing spine+witness+counterexample pattern without redefining any QA variables.</text:p>
      <text:p text:style-name="Horizontal_20_Line"/>
      <text:h text:style-name="Heading_20_2" text:outline-level="2">8) The “QA one-liner” for this whole paradigm shift</text:h>
      <text:p text:style-name="Text_20_body">A-RAG is a proof-by-construction that:</text:p>
      <text:p text:style-name="Quotations"><text:span text:style-name="Strong_20_Emphasis">RAG becomes an agentic control problem once retrieval is exposed as a generator set over a multiscale knowledge manifold.</text:span><text:line-break/><text:span text:style-name="Strong_20_Emphasis">Accuracy = reachability. Tokens = energy. Steps = time. Interfaces = controllability.</text:span></text:p>
      <text:p text:style-name="Text_20_body">And the empirical headline (GPT-5-mini) is consistent with that: A-RAG Full beats strong baselines across the multi-hop QA suite while often using fewer retrieved tokens. (<text:a xlink:type="simple" xlink:href="https://arxiv.org/html/2602.03442v1" text:style-name="Internet_20_link" text:visited-style-name="Visited_20_Internet_20_Link">arXiv</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7T11:57:06.519667489</meta:creation-date>
    <dc:date>2026-02-07T11:59:11.569236533</dc:date>
    <meta:editing-duration>PT2M5S</meta:editing-duration>
    <meta:editing-cycles>1</meta:editing-cycles>
    <meta:document-statistic meta:table-count="0" meta:image-count="0" meta:object-count="0" meta:page-count="6" meta:paragraph-count="122" meta:word-count="1436" meta:character-count="9737" meta:non-whitespace-character-count="8474"/>
    <meta:generator>LibreOffice/25.8.1.1$Linux_X86_64 LibreOffice_project/580$Build-1</meta:generator>
  </office:meta>
</office:document-meta>
</file>